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350000016E8990C075.png"/>
  <manifest:file-entry manifest:media-type="image/png" manifest:full-path="Pictures/10000201000000C70000016E94ADBD1C.png"/>
  <manifest:file-entry manifest:media-type="image/png" manifest:full-path="Pictures/10000201000000C70000016E0D2B7BED.png"/>
  <manifest:file-entry manifest:media-type="image/png" manifest:full-path="Pictures/10000201000000C70000016EB0C9CB3A.png"/>
  <manifest:file-entry manifest:media-type="image/png" manifest:full-path="Pictures/10000201000000C70000016ED0AD762E.png"/>
  <manifest:file-entry manifest:media-type="image/png" manifest:full-path="Pictures/10000201000001350000016EFE916CB1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6.945cm" svg:height="8.226cm" svg:x="2.032cm" svg:y="1.778cm">
            <draw:image xlink:href="Pictures/10000201000001350000016EFE916CB1.png" xlink:type="simple" xlink:show="embed" xlink:actuate="onLoad">
              <text:p/>
            </draw:image>
          </draw:frame>
          <draw:frame draw:style-name="gr1" draw:text-style-name="P1" draw:layer="layout" svg:width="4.472cm" svg:height="8.226cm" svg:x="8.99cm" svg:y="1.778cm">
            <draw:image xlink:href="Pictures/10000201000000C70000016EB0C9CB3A.png" xlink:type="simple" xlink:show="embed" xlink:actuate="onLoad">
              <text:p/>
            </draw:image>
          </draw:frame>
          <draw:frame draw:style-name="gr1" draw:text-style-name="P1" draw:layer="layout" svg:width="4.472cm" svg:height="8.226cm" svg:x="13.462cm" svg:y="1.778cm">
            <draw:image xlink:href="Pictures/10000201000000C70000016E0D2B7BED.png" xlink:type="simple" xlink:show="embed" xlink:actuate="onLoad">
              <text:p/>
            </draw:image>
          </draw:frame>
        </draw:g>
        <draw:g>
          <draw:frame draw:style-name="gr1" draw:text-style-name="P1" draw:layer="layout" svg:width="4.472cm" svg:height="8.226cm" svg:x="13.543cm" svg:y="11.393cm">
            <draw:image xlink:href="Pictures/10000201000000C70000016E94ADBD1C.png" xlink:type="simple" xlink:show="embed" xlink:actuate="onLoad">
              <text:p/>
            </draw:image>
          </draw:frame>
          <draw:frame draw:style-name="gr1" draw:text-style-name="P1" draw:layer="layout" svg:width="6.945cm" svg:height="8.226cm" svg:x="2.113cm" svg:y="11.393cm">
            <draw:image xlink:href="Pictures/10000201000001350000016E8990C075.png" xlink:type="simple" xlink:show="embed" xlink:actuate="onLoad">
              <text:p/>
            </draw:image>
          </draw:frame>
          <draw:frame draw:style-name="gr1" draw:text-style-name="P1" draw:layer="layout" svg:width="4.472cm" svg:height="8.226cm" svg:x="9.071cm" svg:y="11.393cm">
            <draw:image xlink:href="Pictures/10000201000000C70000016ED0AD762E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25T08:53:02</meta:creation-date>
    <meta:editing-duration>PT37M20S</meta:editing-duration>
    <meta:editing-cycles>3</meta:editing-cycles>
    <dc:date>2018-05-25T09:46:28</dc:date>
    <meta:generator>OpenOffice/4.1.5$Unix OpenOffice.org_project/415m1$Build-9789</meta:generator>
    <meta:document-statistic meta:object-count="31"/>
  </office:meta>
</office:document-meta>
</file>